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Consolas" fo:font-size="10.5pt" fo:font-weight="normal" fo:background-color="#1f1f1f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Consolas" fo:font-size="10.5pt" fo:font-weight="normal" fo:background-color="#1f1f1f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Consolas" fo:font-size="10.5pt" fo:font-weight="normal" fo:background-color="#1f1f1f"/>
    </style:style>
    <style:style style:name="T1" style:family="text">
      <style:text-properties fo:color="#d4d4d4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6a9955" loext:opacity="100%"/>
    </style:style>
    <style:style style:name="T6" style:family="text">
      <style:text-properties fo:color="#9cdcf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Example usage</text:p>
      <text:p text:style-name="P1">infinitive <text:span text:style-name="T1">=</text:span> <text:span text:style-name="T2">'geç̌k̆u'</text:span></text:p>
      <text:p text:style-name="P1">all_conjugations <text:span text:style-name="T1">=</text:span> collect_conjugations(infinitive, subjects, <text:span text:style-name="T6">obj</text:span><text:span text:style-name="T1">=</text:span><text:span text:style-name="T4">None</text:span>, <text:span text:style-name="T6">applicative</text:span><text:span text:style-name="T1">=</text:span><text:span text:style-name="T4">False</text:span>, <text:span text:style-name="T6">causative</text:span><text:span text:style-name="T1">=</text:span><text:span text:style-name="T4">False</text:span>, <text:span text:style-name="T6">mood</text:span><text:span text:style-name="T1">=</text:span><text:span text:style-name="T4">None</text:span>)</text:p>
      <text:p text:style-name="P3"/>
      <text:p text:style-name="P2"># Print the formatted conjugations</text:p>
      <text:p text:style-name="P1"><text:span text:style-name="T3">print</text:span>(<text:span text:style-name="T4">f</text:span><text:span text:style-name="T2">"All subject conjugations of infinitive '</text:span><text:span text:style-name="T4">{</text:span>infinitive<text:span text:style-name="T4">}</text:span><text:span text:style-name="T2">' (present perfect tense):"</text:span>)</text:p>
      <text:p text:style-name="P1"><text:span text:style-name="T3">print</text:span>(format_conjugations(all_conjugations))</text:p>
      <text:p text:style-name="P1"/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20:37:09.746000000</meta:creation-date>
    <dc:date>2024-12-03T20:51:15.104000000</dc:date>
    <meta:editing-duration>PT13M3S</meta:editing-duration>
    <meta:editing-cycles>8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6" meta:word-count="29" meta:character-count="319" meta:non-whitespace-character-count="296"/>
  </office:meta>
</office:document-meta>
</file>